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E0000025DEC55DEEF923D7C58.png" manifest:media-type="image/png"/>
  <manifest:file-entry manifest:full-path="Pictures/10000001000006340000029B5DA07204DFE999B3.png" manifest:media-type="image/png"/>
  <manifest:file-entry manifest:full-path="Pictures/10000001000005E20000028C28CBA0F82E09ED0D.png" manifest:media-type="image/png"/>
  <manifest:file-entry manifest:full-path="Pictures/1000000100000623000003C789CDF5D33A9A0448.png" manifest:media-type="image/png"/>
  <manifest:file-entry manifest:full-path="Pictures/1000000100000718000002DAE3E48E784D13BC12.png" manifest:media-type="image/png"/>
  <manifest:file-entry manifest:full-path="Pictures/10000001000006BE000003867D41C6C264581CDA.png" manifest:media-type="image/png"/>
  <manifest:file-entry manifest:full-path="Pictures/10000001000005C000000292E9EFEB9BBE6D03EE.png" manifest:media-type="image/png"/>
  <manifest:file-entry manifest:full-path="Pictures/100000010000060900000286E0C76F16C9FA01CB.png" manifest:media-type="image/png"/>
  <manifest:file-entry manifest:full-path="Pictures/10000001000004AA0000035B1558D0A6D6F791F1.png" manifest:media-type="image/png"/>
  <manifest:file-entry manifest:full-path="Pictures/10000001000002D70000026D2CC369E7B90D7F31.png" manifest:media-type="image/png"/>
  <manifest:file-entry manifest:full-path="Pictures/10000001000001AB00000329A7451ACC07B35AA1.png" manifest:media-type="image/png"/>
  <manifest:file-entry manifest:full-path="Pictures/10000001000003080000032978055E2A93C87797.png" manifest:media-type="image/png"/>
  <manifest:file-entry manifest:full-path="Pictures/100000010000028600000259B261F1D5F15C30FF.png" manifest:media-type="image/png"/>
  <manifest:file-entry manifest:full-path="Pictures/1000000100000321000002298211A42C03A00D7D.png" manifest:media-type="image/png"/>
  <manifest:file-entry manifest:full-path="Pictures/100000010000028E0000025A93525995F3255230.png" manifest:media-type="image/png"/>
  <manifest:file-entry manifest:full-path="Pictures/10000001000002BC000002285F7C98D2C2E2802C.png" manifest:media-type="image/png"/>
  <manifest:file-entry manifest:full-path="Pictures/1000000100000295000002784A2105DE63E8599F.png" manifest:media-type="image/png"/>
  <manifest:file-entry manifest:full-path="Pictures/100000010000032600000248DD55F77062272C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5935" officeooo:paragraph-rsid="00195935"/>
    </style:style>
    <style:style style:name="P2" style:family="paragraph" style:parent-style-name="Standard">
      <style:text-properties officeooo:rsid="00195935" officeooo:paragraph-rsid="00195935"/>
    </style:style>
    <style:style style:name="P3" style:family="paragraph" style:parent-style-name="Standard">
      <style:text-properties officeooo:rsid="001c83a6" officeooo:paragraph-rsid="001c83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 porobic funkcje select do funkcji</text:p>
      <text:p text:style-name="P1"/>
      <text:p text:style-name="P1"><draw:frame draw:style-name="fr3" draw:name="Obraz1" text:anchor-type="char" svg:width="17cm" svg:height="7.14cm" draw:z-index="0"><draw:image xlink:href="Pictures/10000001000006340000029B5DA07204DFE999B3.png" xlink:type="simple" xlink:show="embed" xlink:actuate="onLoad" draw:mime-type="image/png"/></draw:frame></text:p>
      <text:p text:style-name="P1"/>
      <text:p text:style-name="P1"/>
      <text:p text:style-name="P1"><draw:frame draw:style-name="fr3" draw:name="Obraz2" text:anchor-type="char" svg:width="17cm" svg:height="8.883cm" draw:z-index="1"><draw:image xlink:href="Pictures/10000001000006BE000003867D41C6C264581CDA.png" xlink:type="simple" xlink:show="embed" xlink:actuate="onLoad" draw:mime-type="image/png"/></draw:frame></text:p>
      <text:p text:style-name="P1"/>
      <text:p text:style-name="P1"/>
      <text:p text:style-name="P1"><draw:frame draw:style-name="fr3" draw:name="Obraz3" text:anchor-type="char" svg:width="17cm" svg:height="7.359cm" draw:z-index="2"><draw:image xlink:href="Pictures/10000001000005E20000028C28CBA0F82E09ED0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Obraz4" text:anchor-type="char" svg:width="17cm" svg:height="7.599cm" draw:z-index="3"><draw:image xlink:href="Pictures/10000001000005C000000292E9EFEB9BBE6D03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5" text:anchor-type="char" svg:x="-0.212cm" svg:y="0.476cm" svg:width="17cm" svg:height="6.833cm" draw:z-index="4"><draw:image xlink:href="Pictures/1000000100000718000002DAE3E48E784D13BC12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Obraz6" text:anchor-type="char" svg:width="17cm" svg:height="10.463cm" draw:z-index="5"><draw:image xlink:href="Pictures/1000000100000623000003C789CDF5D33A9A04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7" text:anchor-type="char" svg:x="-0.404cm" svg:y="0.288cm" svg:width="17cm" svg:height="12.229cm" draw:z-index="6"><draw:image xlink:href="Pictures/10000001000004AA0000035B1558D0A6D6F791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8" text:anchor-type="char" svg:x="1.524cm" svg:y="-0.072cm" svg:width="11.299cm" svg:height="21.407cm" draw:z-index="7"><draw:image xlink:href="Pictures/10000001000001AB00000329A7451ACC07B35AA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Obraz9" text:anchor-type="char" svg:x="-0.134cm" svg:y="0.042cm" svg:width="17cm" svg:height="17.722cm" draw:z-index="8"><draw:image xlink:href="Pictures/10000001000003080000032978055E2A93C877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Obraz10" text:anchor-type="char" svg:x="-0.385cm" svg:y="0.268cm" svg:width="17cm" svg:height="15.815cm" draw:z-index="9"><draw:image xlink:href="Pictures/100000010000028600000259B261F1D5F15C30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11" text:anchor-type="char" svg:width="17cm" svg:height="15.647cm" draw:z-index="10"><draw:image xlink:href="Pictures/100000010000028E0000025A93525995F325523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Obraz12" text:anchor-type="char" svg:width="17cm" svg:height="14.52cm" draw:z-index="11"><draw:image xlink:href="Pictures/10000001000002D70000026D2CC369E7B90D7F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<draw:frame draw:style-name="fr1" draw:name="Obraz13" text:anchor-type="char" svg:width="17cm" svg:height="13.406cm" draw:z-index="12"><draw:image xlink:href="Pictures/10000001000002BC000002285F7C98D2C2E2802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Obraz14" text:anchor-type="char" svg:width="17cm" svg:height="16.254cm" draw:z-index="13"><draw:image xlink:href="Pictures/1000000100000295000002784A2105DE63E8599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Obraz15" text:anchor-type="char" svg:width="17cm" svg:height="12.633cm" draw:z-index="14"><draw:image xlink:href="Pictures/100000010000032E0000025DEC55DEEF923D7C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Obraz16" text:anchor-type="char" svg:width="17cm" svg:height="12.317cm" draw:z-index="15"><draw:image xlink:href="Pictures/100000010000032600000248DD55F77062272C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Obraz17" text:anchor-type="char" svg:x="0cm" svg:y="0.021cm" svg:width="17cm" svg:height="11.735cm" draw:z-index="16"><draw:image xlink:href="Pictures/1000000100000321000002298211A42C03A00D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Obraz18" text:anchor-type="char" svg:width="17cm" svg:height="7.107cm" draw:z-index="17"><draw:image xlink:href="Pictures/100000010000060900000286E0C76F16C9FA01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5T22:24:46.189000000</dc:date>
    <meta:editing-duration>PT7H57M25S</meta:editing-duration>
    <meta:editing-cycles>7</meta:editing-cycles>
    <meta:generator>LibreOffice/7.4.3.2$Windows_X86_64 LibreOffice_project/1048a8393ae2eeec98dff31b5c133c5f1d08b890</meta:generator>
    <meta:document-statistic meta:table-count="0" meta:image-count="18" meta:object-count="0" meta:page-count="14" meta:paragraph-count="1" meta:word-count="6" meta:character-count="35" meta:non-whitespace-character-count="30"/>
  </office:meta>
</office:document-meta>
</file>